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00000033745B9F7C94E2045CB.png" manifest:media-type="image/png"/>
  <manifest:file-entry manifest:full-path="Pictures/10000201000004B0000003379156613E594B1513.png" manifest:media-type="image/png"/>
  <manifest:file-entry manifest:full-path="Pictures/10000201000004B0000003370AEBA4250E48B97A.png" manifest:media-type="image/png"/>
  <manifest:file-entry manifest:full-path="Pictures/10000201000004B000000337ED9F75999DD1FF8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163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r8" style:family="presentation" style:parent-style-name="Standard_20_2-outline1">
      <style:graphic-properties fo:min-height="11.929cm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3-title">
      <style:graphic-properties draw:auto-grow-height="true" fo:min-height="3.163cm"/>
      <style:paragraph-properties style:writing-mode="lr-tb"/>
    </style:style>
    <style:style style:name="pr11" style:family="presentation" style:parent-style-name="Standard_20_3-outline1">
      <style:graphic-properties fo:min-height="11.929cm"/>
      <style:paragraph-properties style:writing-mode="lr-tb"/>
    </style:style>
    <style:style style:name="pr12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<text:span text:style-name="T1">Data Analytics – April 2020 - project_m1</text:span>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Import, analyze, export and repor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user-transformed="true">
          <draw:text-box>
            <text:p>Skill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Code structure</text:p>
                <text:list>
                  <text:list-item>
                    <text:p><text:s/>Functions, arguments </text:p>
                  </text:list-item>
                </text:list>
              </text:list-item>
              <text:list-item>
                <text:p>Error trace-backs, logs…</text:p>
              </text:list-item>
              <text:list-item>
                <text:p>Web Scrapping, Regex…</text:p>
              </text:list-item>
              <text:list-item>
                <text:p>Pandas merge, filter, apply, groupby…</text:p>
              </text:list-item>
              <text:list-item>
                <text:p>Plotly/Dash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Blocking points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item>
                <text:p>Regex</text:p>
              </text:list-item>
              <text:list-item>
                <text:p>Dash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 presentation:user-transformed="true">
          <draw:text-box>
            <text:p>Pride checkpoints</text:p>
          </draw:text-box>
        </draw:frame>
        <draw:frame presentation:style-name="pr11" draw:layer="layout" svg:width="12.023cm" svg:height="12.179cm" svg:x="1.4cm" svg:y="4.914cm" presentation:class="outline">
          <draw:text-box>
            <text:list text:style-name="L3">
              <text:list-item>
                <text:p>Dash</text:p>
              </text:list-item>
              <text:list-item>
                <text:p>Tracking and understanding errors</text:p>
              </text:list-item>
              <text:list-item>
                <text:p>Pandas booster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 loext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 loext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 loext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04:14:11.686797213</meta:creation-date>
    <meta:editing-duration>PT10M33S</meta:editing-duration>
    <meta:editing-cycles>3</meta:editing-cycles>
    <meta:generator>LibreOffice/6.4.3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7-04T04:45:35.907378994</dc:date>
    <meta:document-statistic meta:object-count="74"/>
  </office:meta>
</office:document-meta>
</file>